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637cm" fo:min-width="3.53cm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name="Times New Roman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4cm" svg:height="2.921cm" svg:x="7.35cm" svg:y="1.843cm">
          <text:p text:style-name="P1">Multiplication</text:p>
          <text:p text:style-name="P1">Algorithm</text:p>
          <text:p text:style-name="P1"><text:span text:style-name="T1">(mod </text:span><text:span text:style-name="T2">m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1cm" svg:y1="2.651cm" svg:x2="7.35cm" svg:y2="2.651cm">
          <text:p/>
        </draw:line>
        <draw:line draw:style-name="gr2" draw:text-style-name="P3" draw:layer="layout" svg:x1="4.81cm" svg:y1="3.951cm" svg:x2="7.35cm" svg:y2="3.951cm">
          <text:p/>
        </draw:line>
        <draw:line draw:style-name="gr2" draw:text-style-name="P3" draw:layer="layout" svg:x1="11.414cm" svg:y1="3.413cm" svg:x2="15.605cm" svg:y2="3.413cm">
          <text:p/>
        </draw:line>
        <draw:frame draw:style-name="gr3" draw:text-style-name="P4" draw:layer="layout" svg:width="0.925cm" svg:height="1.187cm" svg:x="5.445cm" svg:y="1.635cm">
          <draw:text-box>
            <text:p><text:span text:style-name="T2">a</text:span></text:p>
          </draw:text-box>
        </draw:frame>
        <draw:frame draw:style-name="gr3" draw:text-style-name="P4" draw:layer="layout" svg:width="0.925cm" svg:height="1.187cm" svg:x="5.446cm" svg:y="2.936cm">
          <draw:text-box>
            <text:p><text:span text:style-name="T2">b</text:span></text:p>
          </draw:text-box>
        </draw:frame>
        <draw:frame draw:style-name="gr3" draw:text-style-name="P4" draw:layer="layout" svg:width="4.193cm" svg:height="1.187cm" svg:x="11.494cm" svg:y="2.153cm">
          <draw:text-box>
            <text:p><text:span text:style-name="T2">a·b </text:span><text:span text:style-name="T3">mod</text:span><text:span text:style-name="T2"> 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8T00:14:02.204000000</meta:creation-date>
    <dc:date>2021-02-08T00:19:01.461000000</dc:date>
    <meta:editing-duration>PT5M</meta:editing-duration>
    <meta:editing-cycles>1</meta:editing-cycles>
    <meta:document-statistic meta:object-count="7"/>
    <meta:generator>LibreOffice/6.3.2.2$Windows_X86_64 LibreOffice_project/98b30e735bda24bc04ab42594c85f7fd8be07b9c</meta:generator>
  </office:meta>
</office:document-meta>
</file>